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2024-12-30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2024-01-31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2023-01-19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2022-01-18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2021-01-13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2020-01-06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2019-01-25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2018-01-04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2016-12-28 18:25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2016-01-06 20:43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2015-01-05 18:34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2014-01-08 17:21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2012-12-27 18:41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2012-01-06 21:38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2010-12-29 18:10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2010-01-11 22:38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2009-01-05 20:46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2008-01-04 15:17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2007-01-12 15:2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2006-01-05 17:40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2005-01-03 20:05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2004-01-05 19:24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2003-01-03 22:26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2002-01-04 15:55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2001-01-09 22:03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200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1998-01-15 17:33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199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199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199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199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199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199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199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199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198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4098291501</text:p>
          </table:table-cell>
          <table:table-cell office:value-type="string" calcext:value-type="string">
            <text:p>1988-08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